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b99" officeooo:paragraph-rsid="00191b99"/>
    </style:style>
    <style:style style:name="P2" style:family="paragraph" style:parent-style-name="Text_20_body">
      <style:text-properties officeooo:rsid="0013341d" officeooo:paragraph-rsid="0013341d"/>
    </style:style>
    <style:style style:name="P3" style:family="paragraph" style:parent-style-name="Text_20_body">
      <style:text-properties officeooo:rsid="0015c214" officeooo:paragraph-rsid="0015c214"/>
    </style:style>
    <style:style style:name="P4" style:family="paragraph" style:parent-style-name="Title">
      <style:text-properties officeooo:rsid="0013341d" officeooo:paragraph-rsid="0013341d"/>
    </style:style>
    <style:style style:name="P5" style:family="paragraph" style:parent-style-name="Subtitle">
      <style:text-properties officeooo:rsid="0013341d" officeooo:paragraph-rsid="0013341d"/>
    </style:style>
    <style:style style:name="P6" style:family="paragraph" style:parent-style-name="Table_20_Contents">
      <style:text-properties officeooo:rsid="00135bee" officeooo:paragraph-rsid="00135bee"/>
    </style:style>
    <style:style style:name="P7" style:family="paragraph" style:parent-style-name="Table_20_Contents">
      <style:text-properties officeooo:rsid="00135bee" officeooo:paragraph-rsid="0013e11c"/>
    </style:style>
    <style:style style:name="P8" style:family="paragraph" style:parent-style-name="Table_20_Contents"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5bee" officeooo:paragraph-rsid="00135be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35bee" officeooo:paragraph-rsid="00177cc4" style:font-weight-asian="bold" style:font-weight-complex="bold"/>
    </style:style>
    <style:style style:name="P11" style:family="paragraph" style:parent-style-name="Table_20_Contents">
      <style:text-properties officeooo:rsid="0013e11c" officeooo:paragraph-rsid="0013e11c"/>
    </style:style>
    <style:style style:name="P12" style:family="paragraph" style:parent-style-name="Table_20_Contents">
      <style:text-properties officeooo:rsid="00177cc4" officeooo:paragraph-rsid="00177cc4"/>
    </style:style>
    <style:style style:name="T1" style:family="text">
      <style:text-properties officeooo:rsid="00135bee"/>
    </style:style>
    <style:style style:name="T2" style:family="text">
      <style:text-properties style:text-underline-style="none" officeooo:rsid="0013e11c"/>
    </style:style>
    <style:style style:name="T3" style:family="text">
      <style:text-properties officeooo:rsid="0013e11c"/>
    </style:style>
    <style:style style:name="T4" style:family="text">
      <style:text-properties officeooo:rsid="00177cc4"/>
    </style:style>
    <style:style style:name="T5" style:family="text">
      <style:text-properties officeooo:rsid="001a06a7"/>
    </style:style>
    <style:style style:name="T6" style:family="text">
      <style:text-properties officeooo:rsid="001a0c99"/>
    </style:style>
    <style:style style:name="T7" style:family="text">
      <style:text-properties officeooo:rsid="001b59fd"/>
    </style:style>
    <style:style style:name="T8" style:family="text">
      <style:text-properties officeooo:rsid="001eac26"/>
    </style:style>
    <style:style style:name="T9" style:family="text">
      <style:text-properties officeooo:rsid="001f1095"/>
    </style:style>
    <style:style style:name="T10" style:family="text">
      <style:text-properties officeooo:rsid="001f9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ividade de Linguagem de Programação III</text:p>
      <text:p text:style-name="P5">Segunda Avaliação Parcial</text:p>
      <text:p text:style-name="P2"/>
      <text:p text:style-name="P2">1) <text:span text:style-name="T1">Escreva testes para a classe LocalizacaoGeografica. Teste os métodos _get_latitude, _get_longitude, _set_latitude, _set_longitude. Estes métodos devem funcionar do seguinte modo: (4 pontos)</text:span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9">Método</text:p>
          </table:table-cell>
          <table:table-cell table:style-name="Tabela1.A1" office:value-type="string">
            <text:p text:style-name="P9">Entrada esperada</text:p>
          </table:table-cell>
          <table:table-cell table:style-name="Tabela1.A1" office:value-type="string">
            <text:p text:style-name="P9">Saída Esperada</text:p>
          </table:table-cell>
          <table:table-cell table:style-name="Tabela1.D1" office:value-type="string">
            <text:p text:style-name="P9">Outras verificações</text:p>
          </table:table-cell>
        </table:table-row>
        <table:table-row>
          <table:table-cell table:style-name="Tabela1.A2" office:value-type="string">
            <text:p text:style-name="Table_20_Contents">_<text:span text:style-name="T1">get_latitude</text:span></text:p>
          </table:table-cell>
          <table:table-cell table:style-name="Tabela1.A2" office:value-type="string">
            <text:p text:style-name="P6">Nenhuma entrada</text:p>
          </table:table-cell>
          <table:table-cell table:style-name="Tabela1.A2" office:value-type="string">
            <text:p text:style-name="P6">Retorna a latitude, um dado numérico em ponto flutuante</text:p>
          </table:table-cell>
          <table:table-cell table:style-name="Tabela1.D2" office:value-type="string">
            <text:p text:style-name="P6">Deve verificar se o método realmente retorna o valor informado no construtor do objeto ou por meio do método _set_latitude</text:p>
          </table:table-cell>
        </table:table-row>
        <table:table-row>
          <table:table-cell table:style-name="Tabela1.A2" office:value-type="string">
            <text:p text:style-name="P8">_<text:span text:style-name="T2">get_longitude</text:span></text:p>
          </table:table-cell>
          <table:table-cell table:style-name="Tabela1.A2" office:value-type="string">
            <text:p text:style-name="P11">Nenhuma entrada</text:p>
          </table:table-cell>
          <table:table-cell table:style-name="Tabela1.A2" office:value-type="string">
            <text:p text:style-name="P7">Retorna a <text:span text:style-name="T3">longitude</text:span>, um dado numérico em ponto flutuante</text:p>
          </table:table-cell>
          <table:table-cell table:style-name="Tabela1.D2" office:value-type="string">
            <text:p text:style-name="P7">Deve verificar se o método realmente retorna o valor informado no construtor do objeto ou por meio do método _set_latitude</text:p>
          </table:table-cell>
        </table:table-row>
        <table:table-row>
          <table:table-cell table:style-name="Tabela1.A2" office:value-type="string">
            <text:p text:style-name="Table_20_Contents">_<text:span text:style-name="T3">set_latitude</text:span></text:p>
          </table:table-cell>
          <table:table-cell table:style-name="Tabela1.A2" office:value-type="string">
            <text:p text:style-name="P11">Valor latitude em ponto flutuante</text:p>
          </table:table-cell>
          <table:table-cell table:style-name="Tabela1.A2" office:value-type="string">
            <text:p text:style-name="P11">Nem um retorno</text:p>
          </table:table-cell>
          <table:table-cell table:style-name="Tabela1.D2" office:value-type="string">
            <text:p text:style-name="P11">Se o tipo do valor de entrada da latitude for diferente de um número em ponto flutuante, o método deve lançar uma exceção do tipo Exception com a mensagem “Tipo de dado invalálido. Utilize um número real para latitude”. </text:p>
          </table:table-cell>
        </table:table-row>
        <table:table-row>
          <table:table-cell table:style-name="Tabela1.A2" office:value-type="string">
            <text:p text:style-name="Table_20_Contents">_<text:span text:style-name="T3">set_longitude</text:span></text:p>
          </table:table-cell>
          <table:table-cell table:style-name="Tabela1.A2" office:value-type="string">
            <text:p text:style-name="P11">Valor longitude em ponto flutuante.</text:p>
          </table:table-cell>
          <table:table-cell table:style-name="Tabela1.A2" office:value-type="string">
            <text:p text:style-name="P11">Nem um retorno</text:p>
          </table:table-cell>
          <table:table-cell table:style-name="Tabela1.D2" office:value-type="string">
            <text:p text:style-name="P11">Se o tipo do valor de entrada da longitude for diferente de um número em ponto flutuante, o método deve lançar uma exceção do tipo Exception com a mensagem “Tipo de dado invalálido. Utilize um número real para <text:soft-page-break/>longitude”. </text:p>
          </table:table-cell>
        </table:table-row>
      </table:table>
      <text:p text:style-name="P2"/>
      <text:p text:style-name="P3">2) Corri<text:span text:style-name="T8">ja</text:span> <text:span text:style-name="T9">a </text:span>implementação da classe LocalizacaoGeografica de acordo com as saídas do<text:span text:style-name="T10">s</text:span> testes que você implementou. [2 pontos].</text:p>
      <text:p text:style-name="P3">3) Implemente os testes para o método dist(LocalizacaoGeografica) da classe Localizacao<text:span text:style-name="T5">Geografica</text:span>. Depois do teste escrito, implemente o método dist. Este método deve funcionar do seguinte modo: <text:span text:style-name="T4">(4 pontos)</text:span>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0">Método</text:p>
          </table:table-cell>
          <table:table-cell table:style-name="Tabela2.A1" office:value-type="string">
            <text:p text:style-name="P10">Entrada esperada</text:p>
          </table:table-cell>
          <table:table-cell table:style-name="Tabela2.A1" office:value-type="string">
            <text:p text:style-name="P10">Saída Esperada</text:p>
          </table:table-cell>
          <table:table-cell table:style-name="Tabela2.D1" office:value-type="string">
            <text:p text:style-name="P10">Outras verificações</text:p>
          </table:table-cell>
        </table:table-row>
        <table:table-row>
          <table:table-cell table:style-name="Tabela2.A2" office:value-type="string">
            <text:p text:style-name="P12">dist</text:p>
          </table:table-cell>
          <table:table-cell table:style-name="Tabela2.A2" office:value-type="string">
            <text:p text:style-name="P12">Um objeto do tipo <text:span text:style-name="T6">LocalizacaoGeografica.</text:span></text:p>
          </table:table-cell>
          <table:table-cell table:style-name="Tabela2.A2" office:value-type="string">
            <text:p text:style-name="P12">A distância geodésica entre as duas localizações geográficas: representadas pelo objeto que recebe a mensagem dist e pelo objeto passado como argumento para o método dist. </text:p>
          </table:table-cell>
          <table:table-cell table:style-name="Tabela2.D2" office:value-type="string">
            <text:p text:style-name="P12">Deve verificar se a entrada é realmente um objeto do tipo LocalizacaoGeografica. Se não for, lança uma exceção do tipo Exception com a mensagem ‘Argumento Inválido’. Se for, continua a execução do método. Obtém as latitudes e longitudes de cada objeto, por meio de seus métodos _get_* e calcula a distância geodésica, retornando-a em seguida. O teste deve verificar se <text:span text:style-name="T7">a saída é realmente um número real.</text:span></text:p>
          </table:table-cell>
        </table:table-row>
      </table:table>
      <text:p text:style-name="P1"/>
      <text:p text:style-name="P1">Além disso, verifique se o método produz a saída correta para caso descrito no sitio <text:a xlink:type="simple" xlink:href="http://staff.on.br/jlkm/geopath/" text:style-name="Internet_20_link">http://staff.on.br/jlkm/geopath/</text:a>. Encontre outros exemplos de entrada/saída para incluir no seu te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9:58:44.693508106</meta:creation-date>
    <dc:date>2017-05-04T14:52:04.377365141</dc:date>
    <meta:editing-duration>PT23M5S</meta:editing-duration>
    <meta:editing-cycles>12</meta:editing-cycles>
    <meta:generator>LibreOffice/4.2.6.3$Linux_X86_64 LibreOffice_project/420m0$Build-3</meta:generator>
    <dc:creator>user </dc:creator>
    <meta:document-statistic meta:table-count="2" meta:image-count="0" meta:object-count="0" meta:page-count="2" meta:paragraph-count="34" meta:word-count="378" meta:character-count="2484" meta:non-whitespace-character-count="2137"/>
  </office:meta>
</office:document-meta>
</file>